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27cm" fo:min-width="2.8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3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Arrow_20_short" draw:marker-end-width="0.254cm" draw:fill="none" draw:textarea-vertical-align="middle"/>
    </style:style>
    <style:style style:name="gr5" style:family="graphic" style:parent-style-name="objectwithoutfill">
      <style:graphic-properties svg:stroke-color="#cccccc" draw:marker-end="Arrow_20_short" draw:marker-end-width="0.254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766cm"/>
      <style:paragraph-properties style:writing-mode="lr-tb"/>
    </style:style>
    <style:style style:name="P1" style:family="paragraph">
      <style:paragraph-properties fo:text-align="center" style:writing-mode="lr-tb"/>
      <style:text-properties style:font-name="Helvetica1" fo:font-size="12pt"/>
    </style:style>
    <style:style style:name="P2" style:family="paragraph">
      <loext:graphic-properties draw:fill-color="#ffffff"/>
      <style:paragraph-properties fo:text-align="center" style:writing-mode="lr-tb"/>
      <style:text-properties style:font-name="Helvetica1" fo:font-size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Helvetica1" fo:font-size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Helvetica1"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cccccc" loext:opacity="100%" style:font-name="Helvetica1" fo:font-size="12pt"/>
    </style:style>
    <style:style style:name="P8" style:family="paragraph">
      <style:text-properties style:font-name="Helvetica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Helvetica" fo:font-size="12pt" style:font-size-asian="12pt" style:font-size-complex="12pt"/>
    </style:style>
    <style:style style:name="T1" style:family="text">
      <style:text-properties style:font-name="Helvetica1" fo:font-size="12pt"/>
    </style:style>
    <style:style style:name="T2" style:family="text">
      <style:text-properties fo:color="#cccccc" loext:opacity="100%" style:font-name="Helvetica1" fo:font-size="12pt"/>
    </style:style>
    <style:style style:name="T3" style:family="text">
      <style:text-properties style:font-name="Helvetica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2cm" svg:height="2.52cm" svg:x="2.64cm" svg:y="2.6cm">
          <text:p text:style-name="P1"><text:span text:style-name="T1">GRU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4cm" svg:height="1.097cm" svg:x="0.36cm" svg:y="6.52cm">
          <draw:text-box>
            <text:p text:style-name="P3"><text:span text:style-name="T1">Timestep</text:span><text:span text:style-name="T1"><text:line-break/></text:span><text:span text:style-name="T1">Features</text:span></text:p>
          </draw:text-box>
        </draw:frame>
        <draw:frame draw:style-name="gr2" draw:text-style-name="P5" draw:layer="layout" svg:width="3.04cm" svg:height="0.88cm" svg:x="2.86cm" svg:y="6.52cm">
          <draw:text-box>
            <text:p text:style-name="P3"><text:span text:style-name="T1">[75.0, 80.0]</text:span></text:p>
          </draw:text-box>
        </draw:frame>
        <draw:line draw:style-name="gr3" draw:text-style-name="P6" draw:layer="layout" svg:x1="4.447cm" svg:y1="6.294cm" svg:x2="4.447cm" svg:y2="5.141cm">
          <text:p/>
        </draw:line>
        <draw:frame draw:style-name="gr2" draw:text-style-name="P4" draw:layer="layout" svg:width="1.169cm" svg:height="0.88cm" svg:x="3.748cm" svg:y="7.249cm">
          <draw:text-box>
            <text:p text:style-name="P3"><text:span text:style-name="T1">t</text:span></text:p>
          </draw:text-box>
        </draw:frame>
        <draw:custom-shape draw:style-name="gr1" draw:text-style-name="P2" draw:layer="layout" svg:width="3.32cm" svg:height="2.52cm" svg:x="6.74cm" svg:y="2.601cm">
          <text:p text:style-name="P1"><text:span text:style-name="T1">GRU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6.96cm" svg:y="6.521cm">
          <draw:text-box>
            <text:p text:style-name="P3"><text:span text:style-name="T1">[76.0, 83.0]</text:span></text:p>
          </draw:text-box>
        </draw:frame>
        <draw:line draw:style-name="gr3" draw:text-style-name="P6" draw:layer="layout" svg:x1="8.547cm" svg:y1="6.295cm" svg:x2="8.547cm" svg:y2="5.142cm">
          <text:p/>
        </draw:line>
        <draw:frame draw:style-name="gr2" draw:text-style-name="P4" draw:layer="layout" svg:width="1.169cm" svg:height="0.88cm" svg:x="7.848cm" svg:y="7.25cm">
          <draw:text-box>
            <text:p text:style-name="P3"><text:span text:style-name="T1">t+1</text:span></text:p>
          </draw:text-box>
        </draw:frame>
        <draw:custom-shape draw:style-name="gr1" draw:text-style-name="P2" draw:layer="layout" svg:width="3.32cm" svg:height="2.52cm" svg:x="10.84cm" svg:y="2.602cm">
          <text:p text:style-name="P1"><text:span text:style-name="T1">GRU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4cm" svg:height="0.88cm" svg:x="11.06cm" svg:y="6.522cm">
          <draw:text-box>
            <text:p text:style-name="P3"><text:span text:style-name="T1">[78.0, 89.0]</text:span></text:p>
          </draw:text-box>
        </draw:frame>
        <draw:line draw:style-name="gr3" draw:text-style-name="P6" draw:layer="layout" svg:x1="12.647cm" svg:y1="6.296cm" svg:x2="12.647cm" svg:y2="5.143cm">
          <text:p/>
        </draw:line>
        <draw:frame draw:style-name="gr2" draw:text-style-name="P4" draw:layer="layout" svg:width="1.169cm" svg:height="0.88cm" svg:x="11.948cm" svg:y="7.251cm">
          <draw:text-box>
            <text:p text:style-name="P3"><text:span text:style-name="T1">t+2</text:span></text:p>
          </draw:text-box>
        </draw:frame>
        <draw:path draw:style-name="gr4" draw:text-style-name="P6" draw:layer="layout" svg:width="2.474cm" svg:height="1.943cm" draw:transform="skewX (-0.567406539823356) rotate (-0.992917811459575) translate (6.00478647146357cm 3.0134997859224cm)" svg:viewBox="0 0 2475 1944" svg:d="M0 1944c2438 1 2475-1944 2475-1944">
          <text:p/>
        </draw:path>
        <draw:frame draw:style-name="gr2" draw:text-style-name="P4" draw:layer="layout" svg:width="1.169cm" svg:height="0.88cm" svg:x="5.749cm" svg:y="5.549cm">
          <draw:text-box>
            <text:p text:style-name="P3"><text:span text:style-name="T1">a</text:span></text:p>
          </draw:text-box>
        </draw:frame>
        <draw:path draw:style-name="gr4" draw:text-style-name="P6" draw:layer="layout" svg:width="2.474cm" svg:height="1.943cm" draw:transform="skewX (-0.567406539823357) rotate (-0.992917811459575) translate (10.2217864714636cm 3.01349978592241cm)" svg:viewBox="0 0 2475 1944" svg:d="M0 1944c2438 1 2475-1944 2475-1944">
          <text:p/>
        </draw:path>
        <draw:frame draw:style-name="gr2" draw:text-style-name="P4" draw:layer="layout" svg:width="1.169cm" svg:height="0.88cm" svg:x="9.966cm" svg:y="5.549cm">
          <draw:text-box>
            <text:p text:style-name="P3"><text:span text:style-name="T1">a</text:span></text:p>
          </draw:text-box>
        </draw:frame>
        <draw:path draw:style-name="gr5" draw:text-style-name="P6" draw:layer="layout" svg:width="2.474cm" svg:height="1.943cm" draw:transform="skewX (-0.567406539823356) rotate (-0.992917811459575) translate (2.12178647146357cm 3.0794997859224cm)" svg:viewBox="0 0 2475 1944" svg:d="M0 1944c2438 1 2475-1944 2475-1944">
          <text:p/>
        </draw:path>
        <draw:frame draw:style-name="gr2" draw:text-style-name="P7" draw:layer="layout" svg:width="1.169cm" svg:height="0.88cm" svg:x="1.85cm" svg:y="5.549cm">
          <draw:text-box>
            <text:p text:style-name="P3"><text:span text:style-name="T2">a</text:span></text:p>
          </draw:text-box>
        </draw:frame>
        <draw:frame draw:style-name="gr2" draw:text-style-name="P7" draw:layer="layout" svg:width="1.169cm" svg:height="0.88cm" svg:x="0.551cm" svg:y="4.549cm">
          <draw:text-box>
            <text:p text:style-name="P3"><text:span text:style-name="T2">0's</text:span></text:p>
          </draw:text-box>
        </draw:frame>
        <draw:frame draw:style-name="gr6" draw:text-style-name="P9" draw:layer="layout" svg:width="8.922cm" svg:height="2.016cm" svg:x="4.159cm" svg:y="0.266cm">
          <draw:text-box>
            <text:p text:style-name="P8"><text:span text:style-name="T3">At every timestep each neuron decides:</text:span></text:p>
            <text:p text:style-name="P8"><text:span text:style-name="T3"><text:s text:c="2"/></text:span><text:span text:style-name="T3">- Should I use the last activation?</text:span></text:p>
            <text:p text:style-name="P8"><text:span text:style-name="T3"><text:s text:c="2"/></text:span><text:span text:style-name="T3">- Should I passthrough the last activation or output a new one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24cm" fo:page-height="8.2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9T01:05:13.160894373</meta:creation-date>
    <dc:date>2021-10-20T10:29:56.248973634</dc:date>
    <meta:editing-duration>PT30M8S</meta:editing-duration>
    <meta:editing-cycles>14</meta:editing-cycles>
    <meta:generator>LibreOffice/7.2.0.4$MacOSX_AARCH64 LibreOffice_project/9a9c6381e3f7a62afc1329bd359cc48accb6435b</meta:generator>
    <meta:document-statistic meta:object-count="21"/>
  </office:meta>
</office:document-meta>
</file>